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background-color="#cc6699"/>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color="#d5b778" style:font-name="JetBrains Mono" fo:background-color="#1e1f22"/>
    </style:style>
    <style:style style:name="P6" style:family="paragraph" style:parent-style-name="Preformatted_20_Text">
      <style:text-properties fo:color="#bcbec4" style:font-name="JetBrains Mono" fo:background-color="#1e1f22"/>
    </style:style>
    <style:style style:name="P7" style:family="paragraph" style:parent-style-name="Preformatted_20_Text">
      <style:text-properties fo:color="#bcbec4" fo:background-color="#1e1f22"/>
    </style:style>
    <style:style style:name="P8" style:family="paragraph" style:parent-style-name="Preformatted_20_Text">
      <style:paragraph-properties fo:margin-top="0cm" fo:margin-bottom="0.499cm"/>
    </style:style>
    <style:style style:name="P9" style:family="paragraph" style:parent-style-name="Preformatted_20_Text">
      <style:paragraph-properties fo:margin-top="0cm" fo:margin-bottom="0.499cm"/>
      <style:text-properties fo:color="#bcbec4" style:font-name="JetBrains Mono" fo:background-color="#1e1f22"/>
    </style:style>
    <style:style style:name="P10" style:family="paragraph" style:parent-style-name="Preformatted_20_Text">
      <style:paragraph-properties fo:margin-top="0cm" fo:margin-bottom="0.499cm"/>
      <style:text-properties fo:color="#7a7e85" style:font-name="JetBrains Mono" fo:background-color="#1e1f22"/>
    </style:style>
    <style:style style:name="T1" style:family="text">
      <style:text-properties style:font-name="JetBrains Mono"/>
    </style:style>
    <style:style style:name="T2" style:family="text">
      <style:text-properties fo:color="#6aab73" style:font-name="JetBrains Mono"/>
    </style:style>
    <style:style style:name="T3" style:family="text">
      <style:text-properties fo:color="#6aab73" style:font-name="JetBrains Mono" fo:background-color="#293c40"/>
    </style:style>
    <style:style style:name="T4" style:family="text">
      <style:text-properties fo:color="#6aab73" style:font-name="JetBrains Mono" fo:background-color="#1e1f22"/>
    </style:style>
    <style:style style:name="T5" style:family="text">
      <style:text-properties fo:color="#bcbec4" style:font-name="JetBrains Mono" fo:background-color="#1e1f22"/>
    </style:style>
    <style:style style:name="T6" style:family="text">
      <style:text-properties fo:color="#aa4926" style:font-name="JetBrains Mono" fo:background-color="#1e1f22"/>
    </style:style>
    <style:style style:name="T7" style:family="text">
      <style:text-properties fo:color="#cf8e6d"/>
    </style:style>
    <style:style style:name="T8" style:family="text">
      <style:text-properties style:font-name="Times New Roman"/>
    </style:style>
    <style:style style:name="T9" style:family="text">
      <style:text-properties fo:color="#000000" style:font-name="Times New Roman" fo:font-size="12pt" fo:background-color="transparent" style:font-size-asian="12pt" style:font-size-complex="12pt"/>
    </style:style>
    <style:style style:name="T10" style:family="text">
      <style:text-properties fo:color="#000000" fo:font-size="12pt" fo:background-color="transparen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tting Started with Django: Your First Web Development Project</text:p>
      <text:p text:style-name="Standard"/>
      <text:p text:style-name="Text_20_body"/>
      <text:p text:style-name="Text_20_body">If you’ve been curious about web development, starting your journey with Django might just be the right choice for you. As a powerful framework, Django is designed to help developers build web applications more easily and efficiently. Whether you're looking to create a simple blog or a more complex website, Django offers a solid framework to help you along the way.</text:p>
      <text:p text:style-name="Text_20_body">In this blog post, I want to walk you through the process of setting up your very first Django project. My goal is to make this as straightforward as possible. We’ll cover the initial setup of a new Django project and how to start your first Django app, setup routing and display a simple HTML template. Don’t worry if you’re new to coding; you don’t need to be an expert to start. All it takes is a little curiosity and a willingness to learn.</text:p>
      <text:p text:style-name="Text_20_body">By the end of this post, you’ll have your first Django application up and running. I hope this guide gives you the confidence to explore further. So, let's get started.</text:p>
      <text:p text:style-name="Text_20_body"/>
      <text:p text:style-name="P3">0. Prerequisites </text:p>
      <text:p text:style-name="Text_20_body">Before we proceed with this tutorial, it's important to make sure you have Python installed on your machine. You can check this by running the command Python –version in a terminal. If Python is installed, the version number will be displayed. Django, the web framework we’ll be working with, is built on Python, so having it set up is essential. If you haven't installed Python yet, you can find detailed instructions on how to do so at their official website: <text:a xlink:type="simple" xlink:href="https://www.python.org/" office:target-frame-name="_blank" xlink:show="new" text:style-name="Internet_20_link" text:visited-style-name="Visited_20_Internet_20_Link">python.org</text:a>. </text:p>
      <text:p text:style-name="Text_20_body">Python is great language to learn; it’s a versatile language with a wealth of excellent resources and good documentation to help you along the way. </text:p>
      <text:p text:style-name="Text_20_body">Additionally, while it's not strictly necessary, having a basic understanding of how to navigate the command line or terminal will be beneficial. But as we'll only use a few basic commands like <text:span text:style-name="Source_20_Text">mkdir</text:span>, <text:span text:style-name="Source_20_Text">ls</text:span>, and <text:span text:style-name="Source_20_Text">cd</text:span><text:span text:style-name="Source_20_Text"><text:span text:style-name="T8">, do not worry too much about this.</text:span></text:span></text:p>
      <text:p text:style-name="Text_20_body"/>
      <text:p text:style-name="Text_20_body"/>
      <text:p text:style-name="P3">1. Create a new project directory</text:p>
      <text:p text:style-name="Text_20_body">Now, let’s get back to our Django web development project. To start, open your terminal and navigate to the directory where you'd like to create your new Django project. If you prefer, you can create a new directory in a location that works for you. To do this from the terminal, you can use the command <text:span text:style-name="Source_20_Text">mkdir &lt;projectname&gt;</text:span>. For our example, let’s name this folder "MyFirstDjango," so the command will be <text:span text:style-name="Source_20_Text">mkdir MyFirstDjango</text:span>. Once you've created the folder, the next step is to move into it using the command <text:span text:style-name="Source_20_Text">cd MyFirstDjango</text:span>. </text:p>
      <text:p text:style-name="Text_20_body"/>
      <text:p text:style-name="P3">2. Setup virtual environment </text:p>
      <text:p text:style-name="Text_20_body">For any Django project, setting up a virtual environment makes sense. A virtual environment allows you to keep your project separate from others on your machine, providing a dedicated space for Django and any additional dependencies you may need. This way, you can avoid version conflicts – perhaps one project requires a specific version of a library while another requires a different one. </text:p>
      <text:p text:style-name="Text_20_body">To create a virtual environment, navigate to your project’s directory in the terminal and type the following command: <text:span text:style-name="Source_20_Text">python -m venv myenv</text:span>, and then hit enter. (Feel free to choose a different name for your environment if you prefer.) After executing this command, you can use the <text:span text:style-name="Source_20_Text">ls</text:span> command to see that a new folder named "myenv" has been created within your project <text:soft-page-break/>directory.</text:p>
      <text:p text:style-name="Text_20_body">Next, you'll want to activate the virtual environment you just set up. If you’re using Windows, run the command <text:span text:style-name="Source_20_Text">myenv\Scripts\activate</text:span>. For Mac users, the command is <text:span text:style-name="Source_20_Text">source myenv/bin/activate</text:span>. Once activated, you’ll notice the name of your environment appears in front of your command prompt, signifying that your virtual environment is now up and running. </text:p>
      <text:p text:style-name="Text_20_body"/>
      <text:p text:style-name="Text_20_body"/>
      <text:p text:style-name="P3">3. Install Django</text:p>
      <text:p text:style-name="Text_20_body">With your virtual environment now activated, it's time to install Django for your project. You can easily do this by running the command <text:span text:style-name="Source_20_Text">pip install django</text:span>, which will download the latest version by default. If you want to install a specific version, you can specify it like this: <text:span text:style-name="Source_20_Text">pip install django==4.2.4</text:span>. Make sure to wait for the installation process to finish completely. </text:p>
      <text:p text:style-name="Text_20_body">As an optional step, you can run <text:span text:style-name="Source_20_Text">pip freeze</text:span> to see the installed version of Django along with some additional information about other packages in your virtual environment.</text:p>
      <text:p text:style-name="Text_20_body"/>
      <text:p text:style-name="Text_20_body"/>
      <text:p text:style-name="P3">4. Start a new Django project</text:p>
      <text:p text:style-name="P4">With Django successfully installed in your project folder, you can now initiate a new Django project by running the command <text:span text:style-name="Source_20_Text">django-admin startproject myproject</text:span>. (Feel free to choose a different name for your project if you prefer; however, naming it after the folder you originally created is a common practice.) </text:p>
      <text:p text:style-name="Text_20_body">After executing this command, list the contents of the directory again using <text:span text:style-name="Source_20_Text">ls</text:span>. You should see at least two directories: one for the virtual environment and another for your project. Don’t be confused—it’s structured as a single directory containing your project name, and within that, you’ll find the virtual environment directory along with the folder that holds the Django project created by the <text:span text:style-name="Source_20_Text">startproject</text:span> command.</text:p>
      <text:p text:style-name="Text_20_body">Next, navigate into the newly created Django project directory by using the <text:span text:style-name="Source_20_Text">cd</text:span> command. When you run <text:span text:style-name="Source_20_Text">ls</text:span> here, you’ll notice a <text:span text:style-name="Source_20_Text">manage.py</text:span> file along with a directory that shares the same name as the project. This can result in a structure that looks like a directory named <text:span text:style-name="Source_20_Text">foo</text:span> containing <text:span text:style-name="Source_20_Text">foo/foo</text:span>, and that’s perfectly normal. In our example, it is myproj/mydjango, for clarification only.</text:p>
      <text:p text:style-name="P4"/>
      <text:p text:style-name="P3"/>
      <text:p text:style-name="P3">5. Start a new app</text:p>
      <text:p text:style-name="Text_20_body">Once your Django project is up and running, the next step is to create an app within that project. A Django project can consist of one or more apps. While it’s natural to feel a little confused at first, just remember that apps serve as building blocks for your web application. For instance, one app could handle user authentication, while another might be responsible for managing blog entries.</text:p>
      <text:p text:style-name="Text_20_body">To initiate a new app in your Django project, simply run the command <text:span text:style-name="Source_20_Text">python manage.py startapp myapp</text:span>. As before, you can choose any name you like for your app in place of "myapp." After executing this command, if you list the directory contents again with <text:span text:style-name="Source_20_Text">ls</text:span>, you will see the newly created app as a folder, positioned at the same level as the <text:span text:style-name="Source_20_Text">manage.py</text:span> file inside the directory created by the <text:span text:style-name="Source_20_Text">startproject</text:span> command. </text:p>
      <text:p text:style-name="Text_20_body"/>
      <text:p text:style-name="Text_20_body"><text:soft-page-break/></text:p>
      <text:p text:style-name="P3">6. Work with the project in your IDE or text editor</text:p>
      <text:p text:style-name="Text_20_body">We’re almost finished with the setup process! Now it’s time to dive into the coding. Open your favorite text editor or IDE and select "Open Project." For a Django project, the Pycharm IDE is a good option. Navigate to the directory where your Django project folder is located. In this case, you’ll want to select the outermost directory that contains both the virtual environment and all the subdirectories you’ve created subsequently. At this point, you should notice that Django has automatically populated both your app folder and the project folder with various Python files.</text:p>
      <text:p text:style-name="Text_20_body">There are just a few more steps to complete the setup. First, create a new <text:span text:style-name="Source_20_Text">urls.py</text:span> file inside your app directory and then add the app you created to the <text:span text:style-name="Source_20_Text">settings.py</text:span> file under the installed apps section. The <text:span text:style-name="Source_20_Text">settings.py</text:span> file contains essential configurations for your Django project, including a variable called <text:span text:style-name="Source_20_Text">INSTALLED_APPS</text:span>. At the end of this list, simply add a new line with <text:span text:style-name="Source_20_Text">"myapp"</text:span> before the closing brackets. Remember to include a comma after it, and then save your changes to the <text:span text:style-name="Source_20_Text">settings.py</text:span> file.</text:p>
      <text:p text:style-name="Text_20_body">Next, open the existing <text:span text:style-name="Source_20_Text">urls.py</text:span> file. At the top, you’ll need to modify the import statement: change <text:span text:style-name="Source_20_Text">from django.urls import path</text:span> to <text:span text:style-name="Source_20_Text">from django.urls import path, include</text:span>. This adjustment is necessary to inform Django about the secondary <text:span text:style-name="Source_20_Text">urls.py</text:span> file that you will create, which will contain all the URLs relevant to your app. You can think of this process as navigating through a city: the top-level <text:span text:style-name="Source_20_Text">urls.py</text:span> file indicates which street (app) you’re on, while the app’s <text:span text:style-name="Source_20_Text">urls.py</text:span> file provides details about the specific house (URLs) within that street.</text:p>
      <text:p text:style-name="Text_20_body"/>
      <text:p text:style-name="Standard"/>
      <text:p text:style-name="Standard"/>
      <text:p text:style-name="P2">Inside there's already a list of urlpatterns: </text:p>
      <text:p text:style-name="P6">urlpatterns = [</text:p>
      <text:p text:style-name="P7"><text:s text:c="4"/><text:span text:style-name="T1">path(</text:span><text:span text:style-name="T2">"</text:span><text:span text:style-name="T3">admin/</text:span><text:span text:style-name="T2">"</text:span><text:span text:style-name="T1">, admin.site.urls),</text:span></text:p>
      <text:p text:style-name="P9">]</text:p>
      <text:p text:style-name="Standard">Here we'll just add the route to the app's urls.py: </text:p>
      <text:p text:style-name="P6">urlpatterns = [</text:p>
      <text:p text:style-name="P7"><text:s text:c="4"/><text:span text:style-name="T1">path(</text:span><text:span text:style-name="T2">"</text:span><text:span text:style-name="T3">admin/</text:span><text:span text:style-name="T2">"</text:span><text:span text:style-name="T1">, admin.site.urls),</text:span></text:p>
      <text:p text:style-name="P7"><text:s text:c="4"/><text:span text:style-name="T1">path(</text:span><text:span text:style-name="T2">''</text:span><text:span text:style-name="T1">, include(</text:span><text:span text:style-name="T2">'store.urls'</text:span><text:span text:style-name="T1">)),</text:span></text:p>
      <text:p text:style-name="P9">]</text:p>
      <text:p text:style-name="Text_20_body">Save the file, and now it’s time to create the <text:span text:style-name="Source_20_Text">urls.py</text:span> file for the store app. If you’re using an IDE, you can simply right-click on the folder, select "New," and then choose to add a new file. Alternatively, if you prefer the terminal, navigate to the directory where you want the new file to be created and run the command <text:span text:style-name="Source_20_Text">touch urls.py</text:span>.</text:p>
      <text:p text:style-name="Text_20_body"/>
      <text:p text:style-name="Text_20_body">Inside this new <text:span text:style-name="Source_20_Text">urls.py</text:span> file, we will need to include the following lines:</text:p>
      <text:p text:style-name="Standard"/>
      <text:p text:style-name="Standard">from django.urls import path</text:p>
      <text:p text:style-name="Standard">from . import views</text:p>
      <text:p text:style-name="Standard"/>
      <text:p text:style-name="Standard">urlpatterns = [</text:p>
      <text:p text:style-name="Standard"><text:tab/>path(<text:span text:style-name="T4">''</text:span><text:span text:style-name="T5">, views.home, </text:span><text:span text:style-name="T6">name</text:span><text:span text:style-name="T5">=</text:span><text:span text:style-name="T4">'home'</text:span>),</text:p>
      <text:p text:style-name="Standard">]</text:p>
      <text:p text:style-name="Standard"/>
      <text:p text:style-name="Text_20_body">The import statement for <text:span text:style-name="Source_20_Text">views</text:span> indicates that we need access to the <text:span text:style-name="Source_20_Text">views.py</text:span> file, which, as <text:soft-page-break/>you may have noticed, is already present in our myapp app folder. Just be sure not to overlook the comma at the end of the import line. It’s important to point out that there isn’t a view function named <text:span text:style-name="Source_20_Text">home</text:span> in the <text:span text:style-name="Source_20_Text">views.py</text:span> file yet, which is why we’ll need to create it in the next step.</text:p>
      <text:p text:style-name="Text_20_body"/>
      <text:p text:style-name="Text_20_body">Remember that to build a new website in Django, you will need three essential components: a URL for routing, a view function, and a template with the corresponding HTML file.</text:p>
      <text:p text:style-name="Standard"/>
      <text:p text:style-name="Text_20_body"/>
      <text:p text:style-name="P3">7. Creating a view</text:p>
      <text:p text:style-name="Standard">Let's go to the views file. Currently, it has only two lines:</text:p>
      <text:p text:style-name="P6"><text:span text:style-name="T7">from </text:span>django.shortcuts <text:span text:style-name="T7">import </text:span>render</text:p>
      <text:p text:style-name="P10"># Create your views here.</text:p>
      <text:p text:style-name="Standard">We leave the import alone and just repleace the # comment with:</text:p>
      <text:p text:style-name="Standard"/>
      <text:p text:style-name="Standard">def home(request):</text:p>
      <text:p text:style-name="Standard"><text:tab/>return render(request, 'home.html', {})</text:p>
      <text:p text:style-name="Standard"/>
      <text:p text:style-name="Standard">Observe that <text:span text:style-name="Source_20_Text">home.html</text:span> refers to an HTML template we intend to display to every user who sends a request to our website. However, this template does not exist yet, so we need to go ahead and create it.</text:p>
      <text:p text:style-name="P1"/>
      <text:p text:style-name="P1">8. Create a template</text:p>
      <text:p text:style-name="P3"/>
      <text:p text:style-name="Text_20_body"><text:span text:style-name="T9">To create the </text:span><text:span text:style-name="Source_20_Text"><text:span text:style-name="T10">home.html</text:span></text:span><text:span text:style-name="T9"> template, we first need to establish a </text:span><text:span text:style-name="Source_20_Text"><text:span text:style-name="T10">templates</text:span></text:span><text:span text:style-name="T9"> directory within our </text:span><text:span text:style-name="Source_20_Text"><text:span text:style-name="T10">myapp</text:span></text:span><text:span text:style-name="T9"> application. This directory will house all the templates associated with </text:span><text:span text:style-name="Source_20_Text"><text:span text:style-name="T10">myapp</text:span></text:span><text:span text:style-name="T9">. We can make this inside the same location where we set up </text:span><text:span text:style-name="Source_20_Text"><text:span text:style-name="T10">urls.py</text:span></text:span><text:span text:style-name="T9">, but this time we'll create a folder named </text:span><text:span text:style-name="Source_20_Text"><text:span text:style-name="T10">templates</text:span></text:span><text:span text:style-name="T9"> instead of a file. Inside that folder, we’ll add a file called </text:span><text:span text:style-name="Source_20_Text"><text:span text:style-name="T10">home.html</text:span></text:span><text:span text:style-name="T9">—or whatever name you've decided for the template in your request. </text:span></text:p>
      <text:p text:style-name="Text_20_body">The reason we name it <text:span text:style-name="Source_20_Text">templates</text:span> is that Django looks for HTML files in a directory by that name. </text:p>
      <text:p text:style-name="Text_20_body">As a starting point, you might want to include a simple tag in <text:span text:style-name="Source_20_Text">home.html</text:span>:</text:p>
      <text:p text:style-name="Text_20_body"><text:span text:style-name="Source_20_Text">&lt;h1&gt;My First Django Website&lt;/h1&gt;</text:span>.</text:p>
      <text:p text:style-name="P5"/>
      <text:p text:style-name="Standard"/>
      <text:p text:style-name="Standard"/>
      <text:p text:style-name="P1">9. Viewing the Website</text:p>
      <text:p text:style-name="Standard"/>
      <text:p text:style-name="Text_20_body">But… can we actually access that website? Yes, we can. Simply return to the terminal; it may still be open. If not, navigate back to the directory where <text:span text:style-name="Source_20_Text">manage.py</text:span> resides and list the contents.</text:p>
      <text:p text:style-name="Text_20_body">Now, let’s proceed with this command: <text:span text:style-name="Source_20_Text">python manage.py runserver</text:span>.</text:p>
      <text:p text:style-name="Text_20_body">Django includes a development server that will enable us to view the webpage we’re working on almost instantly. After starting the server, the output should indicate:</text:p>
      <text:p text:style-name="P8"><text:s text:c="6"/></text:p>
      <text:p text:style-name="Preformatted_20_Text"><text:span text:style-name="Source_20_Text">Django version 5.1.2, using settings 'mydjango.settings'</text:span></text:p>
      <text:p text:style-name="Preformatted_20_Text"><text:span text:style-name="Source_20_Text">Starting development server at http://127.0.0.1:8000/</text:span></text:p>
      <text:p text:style-name="Preformatted_20_Text"><text:soft-page-break/><text:span text:style-name="Source_20_Text">Quit the server with CONTROL-C.</text:span></text:p>
      <text:p text:style-name="P8"><text:s text:c="4"/></text:p>
      <text:p text:style-name="Text_20_body">If there's a statement about unapplied migrations, you can ignore it for the moment. This will become relevant as soon as you start to create models with Django, which is another tutorial.</text:p>
      <text:p text:style-name="Text_20_body">If there are any bugs that Python detects, it will alert you at this point, and you will need to resolve them before you can run the server to display the webpage. As a developer, you will likely encounter this scenario repeatedly!</text:p>
      <text:p text:style-name="Text_20_body">To view the webpage, navigate to localhost on port 8000 by typing the following into your browser's address bar: <text:span text:style-name="Source_20_Text">http://127.0.0.1:8000/</text:span> (you might recognize this, right?).</text:p>
      <text:p text:style-name="Text_20_body">And what do you see? The content you added to the new <text:span text:style-name="Source_20_Text">home.html</text:span> template!</text:p>
      <text:p text:style-name="Standard"/>
      <text:p text:style-name="Standard"/>
      <text:p text:style-name="P1">10. Recap</text:p>
      <text:p text:style-name="Standard">In this blog entry, we covered several essential steps for setting up your first Django website. We began by establishing the directory structure necessary for our store app, which included creating a <text:span text:style-name="Source_20_Text">templates</text:span> directory to hold our HTML templates. Next, we installed Django and learned how to create our initial template, <text:span text:style-name="Source_20_Text">home.html</text:span>, where we added some basic content. We also discussed the importance of routing and how to set up <text:span text:style-name="Source_20_Text">urls.py</text:span> to direct web traffic to our new template. Finally, we ran the Django development server using the command <text:span text:style-name="Source_20_Text">python manage.py runserver</text:span>, allowing us to view our work in a web browser. With these steps, you successfully created a functional website with routing capabilities and a simple homepage. <text:s/>Congrtulations, you just created your first website! This experience lays a solid foundation for further exploration and development in Django.</text:p>
      <text:p text:style-name="Standard"/>
      <text:p text:style-name="Standard">Recap: </text:p>
      <text:p text:style-name="Standard"/>
      <text:p text:style-name="Standard">Next steps: </text:p>
      <text:p text:style-name="Standard">-learn how to create an email contact formular in django.</text:p>
      <text:p text:style-name="Standard">-other django stuff...</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JetBrains Mono" svg:font-family="'JetBrains Mono', monospace"/>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0-18T10:04:16</meta:creation-date>
    <dc:date>2024-10-21T15:04:00</dc:date>
    <meta:editing-duration>PT3H4M49S</meta:editing-duration>
    <meta:editing-cycles>9</meta:editing-cycles>
    <meta:generator>OpenOffice/4.1.11$Unix OpenOffice.org_project/4111m1$Build-9808</meta:generator>
    <meta:document-statistic meta:table-count="0" meta:image-count="0" meta:object-count="0" meta:page-count="5" meta:paragraph-count="78" meta:word-count="2096" meta:character-count="12546"/>
  </office:meta>
</office:document-meta>
</file>